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honour student,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 girl.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 Cold and aloof, she always wears an expression of disinterest and you can never tell what she’s thinking. Unless “you” are her best friend. She’d never admit that that borderline medical case of human extroversion is her best friend though. But deep down she loves her very much. She’s a very caring person, the truth is that she’s just actually very clumsy with her emotions and she likes having the persona of a cool beauty. As you could expect, she’s very reserved and not very talkative, so, whenever she wants or needs anything, her best friend usually interprets for her. How these two understand each other with only one look, not even they know.</text:p>
      <text:p text:style-name="Normal">Also, as is usual for high school students, neither of them really knows what they’ll do after graduating. Not that they really care though. They’ve got vague ideas they think of casually from time to time, and they’ll worry about it when the time comes. They do want to stay together though, if possible. Ah, and of course, the ice queen doesn’t admit that directly.</text:p>
      <text:p text:style-name="Normal">そして二階堂ヒロ。こんにちは、ヒロちゃん。こんなとこで合うなんて思わなかった。でも、再会して嬉しい。 Well, I can’t have you use your actual name in this place though. Still, everyone will know who I’m talking about, when I talk about the honour student. Top of the class, highly disciplined, very diligent with a particularly noteworthy sense of proactivity.行動力って英語で何だったっけ？ In any case, she also has a very strong sense of justice and righteousness, and combined with her other traits, it makes her seem very severe and strict on both herself and others. However, her sense of righteousness comes from a deep-seated wish for harmony. I guess what you really want is for everyone to have a fair shot at life. You’re my first character I don’t understand fully, ヒロ。</text:p>
      <text:p text:style-name="Normal">ね。これ以上は。。。 This is my first time creating a world properly, so I don’t know. My instincts just tell me that even this will already be a lot to deal with. Let’s stop here, for n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